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ahoma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3">
      <style:text-properties style:font-name="Tahoma"/>
    </style:style>
    <style:style style:name="P5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0" style:family="paragraph" style:parent-style-name="Standard" style:list-style-name="L6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1" style:family="paragraph" style:parent-style-name="Text_20_body">
      <style:text-properties style:font-name="Tahom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color="#000000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NAL database model</text:h>
      <text:h text:style-name="Heading_20_2" text:outline-level="2"/>
      <text:h text:style-name="Heading_20_2" text:outline-level="2">1. Opis modela</text:h>
      <text:p text:style-name="P2"/>
      <text:p text:style-name="P2">Baza RNAL se sastoji od nekoliko tabela koje se prema primarnoj podjeli dijele na:</text:p>
      <text:p text:style-name="P2"/>
      <text:list text:style-name="L2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2"/>
      <text:p text:style-name="P2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2"/>
      <text:p text:style-name="P2">Kumulativne tabele su: documents, docs_items, docs_items_add_ops, docs_log, docs_log_items i sadrže informacije o dokumentima, sa svim svojim potrebnim podacima, kao što su broj dokumenta koji je jedinstven za svaki nalog, datum dokumenta, broj isporuke, partner, kontakt itd... </text:p>
      <text:p text:style-name="P2">Jedan dokument ima svoje statuse, tako da može biti otvoren, zatvoren, odbijen itd...</text:p>
      <text:p text:style-name="P2">Svaka promjena na dokumentima se također reflektuje i na tabele docs_log i docs_log_items, tako da u svakom momentu imamo mogućnost pregleda toka dešavanja nad dokumentima.</text:p>
      <text:p text:style-name="P2"/>
      <text:p text:style-name="P2">Tabele šifrarnika su: elem_<text:span text:style-name="T1">groups</text:span>, elem_group_attribs, elem_group_attrib_vals, articles, elem_add_ops, elem_attribs...</text:p>
      <text:p text:style-name="P2">Kod tabela šifrarnika tabela artikala je najkompleksnija tabela, te se na taj dio je potrebno obraditi najveći dio pažnje pri razumjevanju. Tabela artikala se direktno referencira na sljedeće tabele:</text:p>
      <text:p text:style-name="P2"/>
      <text:list text:style-name="L3">
        <text:list-item>
          <text:p text:style-name="P4">elements (elementi)</text:p>
        </text:list-item>
        <text:list-item>
          <text:p text:style-name="P5">elem_add_ops (dodatne operacije nad elementima)</text:p>
        </text:list-item>
        <text:list-item>
          <text:p text:style-name="P5">elem_attribs (atributi elemenata)</text:p>
        </text:list-item>
      </text:list>
      <text:p text:style-name="P2"/>
      <text:p text:style-name="P2">a one se referenciraju dalje na drugi set tabela (elem_group....) i to je u suštini najkompleksniji dio kompletnog modula. </text:p>
      <text:p text:style-name="P2">Same relacije se najbolje vide na ER modelu u dijelu 'Articles'.</text:p>
      <text:p text:style-name="P2"><text:s/></text:p>
      <text:p text:style-name="P2">Jedan artikal sadrži najmanje 1 do n elemenata, a opet svaki element najmanje 1 do n atributa, te može da sadrži, ali i ne mora, 1 do n dodatnih operacija.</text:p>
      <text:p text:style-name="Standard"/>
      <text:h text:style-name="Heading_20_2" text:outline-level="2">2. Podaci i baza</text:h>
      <text:p text:style-name="Text_20_body"/>
      <text:p text:style-name="P2">Baza modela je implementiran u HSQL database engine-u. Upute za instalaciju i pregled modela se nalaze u poglavlju 4.</text:p>
      <text:p text:style-name="P2"/>
      <text:p text:style-name="P2">Sljedeći link sadrži pregled podataka tabela i njihovih relacija dobijenih na osnovu sql upita iz HSQLDB baze. Podaci i pregledi su smješteni u Open Office spredsheet-u.</text:p>
      <text:p text:style-name="P2"/>
      <text:list text:style-name="L4">
        <text:list-item>
          <text:p text:style-name="P6"><text:a xlink:type="simple" xlink:href="http://repos.sigma-com.net/dev/Fmk/RNAL/db/model/rnal_model.ods">rnal_model spredsheet uzorci podataka</text:a></text:p>
        </text:list-item>
      </text:list>
      <text:p text:style-name="P2"/>
      <text:p text:style-name="P2"><text:s/></text:p>
      <text:h text:style-name="Heading_20_2" text:outline-level="2">3. Grafički dijagrami</text:h>
      <text:p text:style-name="Text_20_body"/>
      <text:p text:style-name="P2">Sljedeći linkovi sadrže grafičke prikaze modela. </text:p>
      <text:p text:style-name="P2"/>
      <text:p text:style-name="P2">ER model baze rađen u inkscape-u (Scalar Vector Graphics), nudi mogućnost uključivanja ili isključivanja pojedinih layer-a.</text:p>
      <text:p text:style-name="P2"/>
      <text:list text:style-name="L5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<text:span text:style-name="T2">ER model (svg)</text:span></text:a></text:p>
                </text:list-item>
              </text:list>
            </text:list-item>
          </text:list>
        </text:list-item>
      </text:list>
      <text:p text:style-name="P8"/>
      <text:p text:style-name="P9">ER modeli, exportovani u *<text:span text:style-name="T1">png</text:span></text:p>
      <text:p text:style-name="P8"/>
      <text:list text:style-name="L6">
        <text:list-item>
          <text:p text:style-name="P10"><text:a xlink:type="simple" xlink:href="http://repos.sigma-com.net/dev/Fmk/RNAL/db/model/er_model.png" office:name="er  model png">ER model (png)</text:a><text:a xlink:type="simple" xlink:href="http://repos.sigma-com.net/dev/Fmk/RNAL/db/model/er_model.png" office:name="er  model png"><text:span text:style-name="T3"> </text:span></text:a><text:a xlink:type="simple" xlink:href="http://repos.sigma-com.net/dev/Fmk/RNAL/db/model/er_model.png" office:name="er  model png"><text:span text:style-name="T4">(standardni pregled tabela i relacija)</text:span></text:a></text:p>
        </text:list-item>
        <text:list-item>
          <text:p text:style-name="P10"><text:a xlink:type="simple" xlink:href="http://repos.sigma-com.net/dev/Fmk/RNAL/db/model/er_model_data_samples.png" office:name="er model  data png">ER model data samples (png)</text:a> <text:span text:style-name="T5">(sadrži uzorke podataka sa relacijama)</text:span></text:p>
        </text:list-item>
      </text:list>
      <text:p text:style-name="P2"/>
      <text:p text:style-name="P2"/>
      <text:h text:style-name="Heading_20_2" text:outline-level="2">4. Pregled podataka, instalacija potrebnih alata</text:h>
      <text:p text:style-name="P11"/>
      <text:p text:style-name="P11">Lista potrebnih alata, kao i upute za instalaciju i podešenje, se nalazi na sljedećoj stranici: <text:a xlink:type="simple" xlink:href="http://trac.sigma-com.net/dev-Fmk/wiki/DBModelUtilityes">http://trac.sigma-com.net/dev-Fmk/wiki/DBModelUtilityes</text:a></text:p>
      <text:p text:style-name="P11"/>
      <text:h text:style-name="Heading_20_2" text:outline-level="2">5. RNAL, riječnik termina – glossary</text:h>
      <text:p text:style-name="Text_20_body"/>
      <text:p text:style-name="P2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RNAL DB verzija 1.1</text:p>
      </style:header>
      <style:footer>
        <text:p text:style-name="P2">Posljednje ažuriranje, 03.11.20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03T12:19:40</dc:date>
    <dc:language>en-US</dc:language>
    <meta:editing-cycles>55</meta:editing-cycles>
    <meta:editing-duration>PT2H5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47" meta:character-count="2871"/>
  </office:meta>
</office:document-meta>
</file>